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atin Modern Roman Unslanted" svg:font-family="'Latin Modern Roman Unslanted'" style:font-pitch="variable"/>
    <style:font-face style:name="Latin Modern Sans2" svg:font-family="'Latin Modern Sans'" style:font-adornments="10 Regular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0cm" fo:min-width="18.5cm"/>
    </style:style>
    <style:style style:name="gr4" style:family="graphic" style:parent-style-name="objectwithoutfill">
      <style:graphic-properties draw:textarea-vertical-align="middle" draw:auto-grow-height="false" fo:min-height="1.65cm" fo:min-width="15.6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1.45cm" fo:min-width="1.6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45cm" fo:min-width="1.1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1.45cm" fo:min-width="0.8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1.45cm" fo:min-width="0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1.45cm" fo:min-width="1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0.75cm" fo:min-width="1.3cm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0.75cm" fo:min-width="0cm"/>
    </style:style>
    <style:style style:name="gr12" style:family="graphic" style:parent-style-name="standard">
      <style:graphic-properties draw:fill-color="#b2b2b2" draw:textarea-horizontal-align="justify" draw:textarea-vertical-align="middle" draw:auto-grow-height="false" fo:min-height="0.75cm" fo:min-width="0.2cm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0.75cm" fo:min-width="0.4cm"/>
    </style:style>
    <style:style style:name="gr14" style:family="graphic" style:parent-style-name="standard">
      <style:graphic-properties draw:fill="solid" draw:fill-color="#dddddd" draw:opacity="50%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67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solid" draw:fill-color="#dddddd" draw:opacity="5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Latin Modern Roman Unslante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atin Moder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line draw:style-name="gr1" draw:text-style-name="P1" draw:layer="layout" svg:width="8.999cm" svg:height="1.199cm" draw:transform="rotate (-3.14159265358979) translate (11cm 7cm)" svg:viewBox="0 0 9000 1200" draw:points="0,0 9000,0 9000,1200 0,1200">
            <text:p/>
          </draw:polyline>
          <draw:line draw:style-name="gr2" draw:text-style-name="P1" draw:layer="layout" svg:x1="12.2cm" svg:y1="7cm" svg:x2="11cm" svg:y2="7cm">
            <text:p/>
          </draw:line>
          <draw:line draw:style-name="gr2" draw:text-style-name="P1" draw:layer="layout" svg:x1="12.2cm" svg:y1="5.8cm" svg:x2="11cm" svg:y2="5.8cm">
            <text:p/>
          </draw:line>
        </draw:g>
        <draw:g>
          <draw:polyline draw:style-name="gr1" draw:text-style-name="P1" draw:layer="layout" svg:width="8.999cm" svg:height="1.199cm" draw:transform="rotate (-3.14159265358979) translate (18.4cm 9.3cm)" svg:viewBox="0 0 9000 1200" draw:points="0,0 9000,0 9000,1200 0,1200">
            <text:p/>
          </draw:polyline>
          <draw:line draw:style-name="gr2" draw:text-style-name="P1" draw:layer="layout" svg:x1="19.6cm" svg:y1="9.3cm" svg:x2="18.4cm" svg:y2="9.3cm">
            <text:p/>
          </draw:line>
          <draw:line draw:style-name="gr2" draw:text-style-name="P1" draw:layer="layout" svg:x1="19.6cm" svg:y1="8.1cm" svg:x2="18.4cm" svg:y2="8.1cm">
            <text:p/>
          </draw:line>
        </draw:g>
        <draw:custom-shape draw:style-name="gr3" draw:text-style-name="P2" draw:layer="layout" svg:width="19cm" svg:height="0.2cm" svg:x="1cm" svg:y="4.3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1cm" svg:height="1.9cm" svg:x="1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cm" svg:height="1.7cm" svg:x="2cm" svg:y="1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cm" svg:height="1.7cm" svg:x="5.7cm" svg:y="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3cm" svg:height="1.7cm" svg:x="8cm" svg:y="1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cm" svg:height="1.7cm" svg:x="10.1cm" svg:y="1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5cm" svg:height="1.7cm" svg:x="11.3cm" svg:y="1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3cm" svg:height="1.7cm" svg:x="14.2cm" svg:y="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3cm" svg:height="1.7cm" svg:x="14.8cm" svg:y="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8cm" svg:height="1cm" svg:x="5.1cm" svg:y="5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cm" svg:height="1cm" svg:x="10.2cm" svg:y="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7cm" svg:height="1cm" svg:x="9.8cm" svg:y="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cm" svg:height="1cm" svg:x="11.2cm" svg:y="8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9cm" svg:height="1cm" svg:x="17.1cm" svg:y="8.2cm">
          <text:p/>
          <draw:enhanced-geometry svg:viewBox="0 0 21600 21600" draw:type="rectangle" draw:enhanced-path="M 0 0 L 21600 0 21600 21600 0 21600 0 0 Z N"/>
        </draw:custom-shape>
        <draw:polygon draw:style-name="gr14" draw:text-style-name="P5" draw:layer="layout" svg:width="4.899cm" svg:height="3.099cm" svg:x="2cm" svg:y="2.8cm" svg:viewBox="0 0 4900 3100" draw:points="0,0 1800,0 2100,0 4900,3100 3100,3100">
          <text:p/>
        </draw:polygon>
        <draw:polygon draw:style-name="gr14" draw:text-style-name="P5" draw:layer="layout" svg:width="0.499cm" svg:height="3.099cm" svg:x="10.1cm" svg:y="2.8cm" svg:viewBox="0 0 500 3100" draw:points="0,0 500,0 400,3100 100,3100">
          <text:p/>
        </draw:polygon>
        <draw:polygon draw:style-name="gr14" draw:text-style-name="P5" draw:layer="layout" svg:width="4.799cm" svg:height="5.399cm" svg:x="5.7cm" svg:y="2.8cm" svg:viewBox="0 0 4800 5400" draw:points="0,0 1600,0 4800,5400 4100,5400">
          <text:p/>
        </draw:polygon>
        <draw:polygon draw:style-name="gr14" draw:text-style-name="P5" draw:layer="layout" svg:width="6.699cm" svg:height="5.399cm" svg:x="11.3cm" svg:y="2.8cm" svg:viewBox="0 0 6700 5400" draw:points="0,0 5800,5400 6700,5400 1500,0">
          <text:p/>
        </draw:polygon>
        <draw:polygon draw:style-name="gr14" draw:text-style-name="P5" draw:layer="layout" svg:width="3.299cm" svg:height="5.399cm" svg:x="11.2cm" svg:y="2.8cm" svg:viewBox="0 0 3300 5400" draw:points="3000,0 3300,0 300,5400 0,5400">
          <text:p/>
        </draw:polygon>
        <draw:frame draw:style-name="gr15" draw:text-style-name="P6" draw:layer="layout" svg:width="4.5cm" svg:height="1.717cm" svg:x="15.1cm" svg:y="3.4cm">
          <draw:text-box>
            <text:p>mémoire physique</text:p>
          </draw:text-box>
        </draw:frame>
        <draw:frame draw:style-name="gr16" draw:text-style-name="P6" draw:layer="layout" svg:width="4.9cm" svg:height="1cm" svg:x="15.1cm" svg:y="4.3cm">
          <draw:text-box>
            <text:p>mémoire virtuelle</text:p>
          </draw:text-box>
        </draw:frame>
        <draw:frame draw:style-name="gr17" draw:text-style-name="P7" draw:layer="layout" svg:width="3.965cm" svg:height="0.984cm" svg:x="1.237cm" svg:y="0.116cm">
          <draw:text-box>
            <text:p>espace du noyau</text:p>
          </draw:text-box>
        </draw:frame>
        <draw:frame draw:style-name="gr18" draw:text-style-name="P7" draw:layer="layout" svg:width="7.463cm" svg:height="0.988cm" svg:x="1.737cm" svg:y="4.916cm">
          <draw:text-box>
            <text:p>espace du PID <text:span text:style-name="T1">x</text:span> (<text:span text:style-name="T2">gdb</text:span>)</text:p>
          </draw:text-box>
        </draw:frame>
        <draw:frame draw:style-name="gr19" draw:text-style-name="P7" draw:layer="layout" svg:width="7.463cm" svg:height="0.988cm" svg:x="9.137cm" svg:y="7.183cm">
          <draw:text-box>
            <text:p>espace du PID <text:span text:style-name="T1">y</text:span> (<text:span text:style-name="T2">h</text:span><text:span text:style-name="T2">e</text:span><text:span text:style-name="T2">l</text:span><text:span text:style-name="T2">l</text:span><text:span text:style-name="T2">o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atin Modern Roman Unslanted" svg:font-family="'Latin Modern Roman Unslanted'" style:font-pitch="variable"/>
    <style:font-face style:name="Latin Modern Sans2" svg:font-family="'Latin Modern Sans'" style:font-adornments="10 Regular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pitch="variable" fo:font-size="1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3cm" svg:stroke-color="#000000" draw:marker-start-width="0.26cm" draw:marker-end-width="0.26cm" draw:fill="none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9:15:48.379793048</meta:creation-date>
    <dc:date>2018-10-08T11:32:40.982357283</dc:date>
    <meta:editing-duration>P3DT23H37M41S</meta:editing-duration>
    <meta:editing-cycles>24</meta:editing-cycles>
    <meta:generator>LibreOffice/5.2.7.2$Linux_X86_64 LibreOffice_project/20m0$Build-2</meta:generator>
    <meta:document-statistic meta:object-count="32"/>
  </office:meta>
</office:document-meta>
</file>